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lumizila<text:line-break/></text:p>
        </text:list-item>
        <text:list-item>
          <text:p text:style-name="P2">Team name: Orange</text:p>
        </text:list-item>
        <text:list-item>
          <text:p text:style-name="P2">Today's date: July 6th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</text:p>
        </text:list-item>
        <text:list-item>
          <text:p text:style-name="P3">pandoc</text:p>
        </text:list-item>
        <text:list-item>
          <text:p text:style-name="P3">jekyll</text:p>
        </text:list-item>
        <text:list-item>
          <text:p text:style-name="P3">html/css</text:p>
        </text:list-item>
        <text:list-item>
          <text:p text:style-name="P3">markdown</text:p>
        </text:list-item>
      </text:list>
      <text:h text:style-name="Heading_20_2" text:outline-level="2">Which have you found most potentially useful?</text:h>
      <text:p text:style-name="First_20_paragraph">Github</text:p>
      <text:h text:style-name="Heading_20_2" text:outline-level="2">Why?</text:h>
      <text:p text:style-name="First_20_paragraph">Github is mostly useful to me since everyone in computer science uses it.</text:p>
      <text:h text:style-name="Heading_20_1" text:outline-level="1">What tools have been the most difficult to learn?</text:h>
      <text:p text:style-name="First_20_paragraph">Jekyll and markdown</text:p>
      <text:h text:style-name="Heading_20_2" text:outline-level="2">Why have they been particularly difficult to learn and use?</text:h>
      <text:p text:style-name="First_20_paragraph">Because there are a lot of things going on when I use those that I have no control of and that are hidden from me. It's hard to understand how markdown relates to web programming.</text:p>
      <text:h text:style-name="Heading_20_2" text:outline-level="2">What tools would you like to learn more about?</text:h>
      <text:p text:style-name="First_20_paragraph">LaTeX is something I'd be interested in learning better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